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type="double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loext:opacity="100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T4" style:family="text">
      <style:text-properties fo:color="#000000" loext:opacity="100%" style:text-position="sub 58%" style:font-name="Courier" fo:font-size="12pt" style:font-name-asian="Courier" style:font-size-asian="12pt" style:font-name-complex="Courier" style:font-size-complex="12pt"/>
    </style:style>
    <style:style style:name="T5" style:family="text">
      <style:text-properties fo:color="#000000" loext:opacity="100%" style:text-position="sub 58%" style:font-name="Courier" fo:font-size="12pt" fo:font-weight="bold" style:font-name-asian="Courier" style:font-size-asian="12pt" style:font-weight-asian="bold" style:font-name-complex="Courier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s/>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écnico del módulo : QZ <text:s text:c="3"/><text:tab/><text:tab/><text:tab/><text:tab/><text:tab/><text:tab/><text:tab/>*/</text:p>
      <text:p text:style-name="P2">/*<text:tab/>Modelo de compilación :<text:tab/>WINDOWS<text:tab/><text:tab/><text:tab/><text:tab/><text:tab/><text:tab/><text:tab/><text:tab/><text:tab/><text:tab/>*/</text:p>
      <text:p text:style-name="P2">/* <text:tab/>Ultima versión : v 1.0<text:tab/><text:tab/><text:tab/><text:tab/><text:tab/><text:tab/><text:tab/><text:tab/><text:tab/><text:tab/>*/</text:p>
      <text:p text:style-name="P2">/*<text:tab/>Descripción : Calcula los vap's aplicando el método QZ<text:tab/>*/ /*<text:tab/><text:tab/>explícito<text:tab/>y los vep's mediante iteración inversa.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QZEXPLIC</text:p>
      <text:p text:style-name="P2">#define QZEXPLIC</text:p>
      <text:p text:style-name="P3"><text:span text:style-name="T1"/></text:p>
      <text:p text:style-name="P2">int QZexplic(matriz, matriz, matriz, matriz, escalar, escalar, escalar, indice, indice, unsigned int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no pueden ser matrices nulas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3"><text:span text:style-name="T1">%3: Matriz unitaria </text:span><text:span text:style-name="T2">Q</text:span><text:span text:style-name="T1">.</text:span></text:p>
      <text:p text:style-name="P3"><text:span text:style-name="T1">%4: Matriz unitaria </text:span><text:span text:style-name="T2">Z</text:span><text:span text:style-name="T1">.</text:span></text:p>
      <text:p text:style-name="P2">%5: Valor eps.</text:p>
      <text:p text:style-name="P3"><text:span text:style-name="T1">%6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7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8: Límite posicional </text:span><text:span text:style-name="T3">inf</text:span><text:span text:style-name="T1">.</text:span></text:p>
      <text:p text:style-name="P3"><text:span text:style-name="T1">%9: Límite posicional </text:span><text:span text:style-name="T3">sup</text:span><text:span text:style-name="T1">.</text:span></text:p>
      <text:p text:style-name="P2">%10: Dimensión del problema.</text:p>
      <text:p text:style-name="P2">*/</text:p>
      <text:p text:style-name="P2">/*Post : La rutina devuelve un código de error si se excede el número de iteraciones del problema, en caso contrario devuelve <text:soft-page-break/>un código de no error.</text:p>
      <text:p text:style-name="P4"><text:span text:style-name="T1">El objetivo del procedimiento es conseguir que la matriz </text:span><text:span text:style-name="T2">A</text:span><text:span text:style-name="T1"> pase de una estructura Hessemberg a matriz cuasitriangular ejecutando el paso QZ de desplazamiento simple explícito, para poder calcular seguidamente los autovalores, dejando el matriz </text:span><text:span text:style-name="T2">B</text:span><text:span text:style-name="T1"> con estructura triangular superior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se verán modificadas de tal forma que se cumplirán las ecuaciones:</text:span></text:p>
      <text:p text:style-name="P5"><text:span text:style-name="T2">A'</text:span><text:span text:style-name="T1"> = </text:span><text:span text:style-name="T2">Q</text:span><text:span text:style-name="T1"> * </text:span><text:span text:style-name="T2">A</text:span><text:span text:style-name="T1"> * </text:span><text:span text:style-name="T2">Z</text:span></text:p>
      <text:p text:style-name="P5"><text:span text:style-name="T2">B'</text:span><text:span text:style-name="T1"> = </text:span><text:span text:style-name="T2">Q</text:span><text:span text:style-name="T1"> * </text:span><text:span text:style-name="T2">B</text:span><text:span text:style-name="T1"> * </text:span><text:span text:style-name="T2">Z</text:span></text:p>
      <text:p text:style-name="P2">donde todas las matrices son reales.</text:p>
      <text:p text:style-name="P2">*/</text:p>
      <text:p text:style-name="P3"><text:span text:style-name="T1"/></text:p>
      <text:p text:style-name="P2">int QZexplic2(matriz, matriz, escalar, escalar, escalar, indice, indice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2">%3: Valor eps.</text:p>
      <text:p text:style-name="P3"><text:span text:style-name="T1">%4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5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6: Límite posicional </text:span><text:span text:style-name="T3">inf</text:span><text:span text:style-name="T1">.</text:span></text:p>
      <text:p text:style-name="P3"><text:span text:style-name="T1">%7: Límite posicional </text:span><text:span text:style-name="T3">sup</text:span><text:span text:style-name="T1">.</text:span></text:p>
      <text:p text:style-name="P2">*/</text:p>
      <text:p text:style-name="P2">/*Post : La rutina devuelve un código de error si se excede el número de iteraciones del problema, en caso contrario devuelve un código de no error.</text:p>
      <text:p text:style-name="P4"><text:span text:style-name="T1">El objetivo del procedimiento es conseguir que la matriz </text:span><text:span text:style-name="T2">A</text:span><text:span text:style-name="T1"> pase de una estructura Hessemberg a matriz cuasitriangular ejecutando el paso QZ de desplazamiento simple explícito, para poder calcular seguidamente los autovalores, dejando el matriz </text:span><text:span text:style-name="T2">B</text:span><text:span text:style-name="T1"> con estructura triangular superior.</text:span></text:p>
      <text:p text:style-name="P4"><text:span text:style-name="T1">En este caso las matrices </text:span><text:span text:style-name="T2">Q</text:span><text:span text:style-name="T1"> y </text:span><text:span text:style-name="T2">Z</text:span><text:span text:style-name="T1"> no se explicitan.</text:span></text:p>
      <text:p text:style-name="P2">*/</text:p>
      <text:p text:style-name="P3"><text:span text:style-name="T1"/></text:p>
      <text:p text:style-name="P2">void QZexstep(matriz, matriz, matriz, matriz, escalar, escalar, escalar, infice, indice, unsigned int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</text:span><text:soft-page-break/><text:span text:style-name="T1">superior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no pueden ser matrices nulas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3"><text:span text:style-name="T1">%3: Matriz unitaria </text:span><text:span text:style-name="T2">Q</text:span><text:span text:style-name="T1">.</text:span></text:p>
      <text:p text:style-name="P3"><text:span text:style-name="T1">%4: Matriz unitaria </text:span><text:span text:style-name="T2">Z</text:span><text:span text:style-name="T1">.</text:span></text:p>
      <text:p text:style-name="P2">%5: Valor eps.</text:p>
      <text:p text:style-name="P3"><text:span text:style-name="T1">%6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7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8: Límite posicional </text:span><text:span text:style-name="T3">inf</text:span><text:span text:style-name="T1">.</text:span></text:p>
      <text:p text:style-name="P3"><text:span text:style-name="T1">%9: Límite posicional </text:span><text:span text:style-name="T3">sup</text:span><text:span text:style-name="T1">.</text:span></text:p>
      <text:p text:style-name="P2">%10: Dimensión del problema.</text:p>
      <text:p text:style-name="P2">*/</text:p>
      <text:p text:style-name="P2">/*Post : La rutina ejecuta un paso del procedimiento QZ con desplazamiento simple explícito, es decir, es el paso que se reitera iterativamente y que provoca que el elemento:</text:p>
      <text:p text:style-name="P5"><text:span text:style-name="T3">a</text:span><text:span text:style-name="T5">n,n-1</text:span><text:span text:style-name="T1"> -&gt; 0 si es un autovalor real.</text:span></text:p>
      <text:p text:style-name="P5"><text:span text:style-name="T3">a</text:span><text:span text:style-name="T5">n-1,n-2</text:span><text:span text:style-name="T1"> -&gt; 0 si es un autovalor imaginario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se ven modificadas por el paso QZ.</text:span></text:p>
      <text:p text:style-name="P2">*/</text:p>
      <text:p text:style-name="P3"><text:span text:style-name="T1"/></text:p>
      <text:p text:style-name="P2">void QZexstep2(matriz, matriz, escalar, escalar, escalar, indice, indice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2">%3: Valor eps.</text:p>
      <text:p text:style-name="P3"><text:span text:style-name="T1">%4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5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6: Límite posicional </text:span><text:span text:style-name="T3">inf</text:span><text:span text:style-name="T1">.</text:span></text:p>
      <text:p text:style-name="P3"><text:span text:style-name="T1">%7: Límite posicional </text:span><text:span text:style-name="T3">sup</text:span><text:span text:style-name="T1">.</text:span></text:p>
      <text:p text:style-name="P2">*/</text:p>
      <text:p text:style-name="P2">/*Post : La rutina ejecuta un paso del procedimiento QZ con desplazamiento simple explícito, es decir, es el paso que se reitera iterativamente y que provoca que el elemento:</text:p>
      <text:p text:style-name="P5"><text:span text:style-name="T3">a</text:span><text:span text:style-name="T5">n,n-1</text:span><text:span text:style-name="T1"> -&gt; 0 si es un autovalor real.</text:span></text:p>
      <text:p text:style-name="P5"><text:soft-page-break/><text:span text:style-name="T3">a</text:span><text:span text:style-name="T5">n-1,n-2</text:span><text:span text:style-name="T1"> -&gt; 0 si es un autovalor imaginario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no se acumulan en este procedimiento, para de este modo ahorrar tiempo de computación.</text:span></text:p>
      <text:p text:style-name="P2">*/</text:p>
      <text:p text:style-name="P3"><text:span text:style-name="T1"/></text:p>
      <text:p text:style-name="P2">void QZdeflacción(matriz, matriz, matriz, matriz, indice, escalar, escalar, escalar, infice, indice, unsigned int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El elemento </text:span><text:span text:style-name="T3">b</text:span><text:span text:style-name="T5">ii</text:span><text:span text:style-name="T1"> debe tener un valor que se debe considerar nulo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no pueden ser matrices nulas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3"><text:span text:style-name="T1">%3: Matriz unitaria </text:span><text:span text:style-name="T2">Q</text:span><text:span text:style-name="T1">.</text:span></text:p>
      <text:p text:style-name="P3"><text:span text:style-name="T1">%4: Matriz unitaria </text:span><text:span text:style-name="T2">Z</text:span><text:span text:style-name="T1">.</text:span></text:p>
      <text:p text:style-name="P3"><text:span text:style-name="T1">%5: Índice </text:span><text:span text:style-name="T3">i</text:span><text:span text:style-name="T1"> que señala el elemento de la matriz </text:span><text:span text:style-name="T2">B</text:span><text:span text:style-name="T1"> que se considera nulo.</text:span></text:p>
      <text:p text:style-name="P2">%6: Valor eps.</text:p>
      <text:p text:style-name="P3"><text:span text:style-name="T1">%7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8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9: Límite posicional </text:span><text:span text:style-name="T3">inf</text:span><text:span text:style-name="T1">.</text:span></text:p>
      <text:p text:style-name="P3"><text:span text:style-name="T1">%10: Límite posicional </text:span><text:span text:style-name="T3">sup</text:span><text:span text:style-name="T1">.</text:span></text:p>
      <text:p text:style-name="P2">%11: Dimensión del problema.</text:p>
      <text:p text:style-name="P2">*/</text:p>
      <text:p text:style-name="P3"><text:span text:style-name="T1">/*Post : La rutina ejecuta el procedimiento de trasladar el elemento considerado nulo </text:span><text:span text:style-name="T3">b</text:span><text:span text:style-name="T5">ii</text:span><text:span text:style-name="T1"> a la posición inferior (n,n), de esta forma se puede anular también el elemento </text:span><text:span text:style-name="T3">a</text:span><text:span text:style-name="T5">n-1,n</text:span><text:span text:style-name="T1">, con lo que provoca que haya un autovalor infinito.</text:span></text:p>
      <text:p text:style-name="P4"><text:span text:style-name="T1">Las matrices </text:span><text:span text:style-name="T2">Q</text:span><text:span text:style-name="T1"> y </text:span><text:span text:style-name="T2">Z</text:span><text:span text:style-name="T1"> se ven modificadas.</text:span></text:p>
      <text:p text:style-name="P2">*/</text:p>
      <text:p text:style-name="P3"><text:span text:style-name="T1"/></text:p>
      <text:p text:style-name="P2">void QZdeflacción2(matriz, matriz, escalar, indice, escalar, escalar, indice, indice);</text:p>
      <text:p text:style-name="P3"><text:span text:style-name="T1">/*Pre : La matriz </text:span><text:span text:style-name="T2">A</text:span><text:span text:style-name="T1"> debe ser una matriz con estructura Hessemberg superior.</text:span></text:p>
      <text:p text:style-name="P4"><text:span text:style-name="T1">La matriz </text:span><text:span text:style-name="T2">B</text:span><text:span text:style-name="T1"> debe ser una matriz con estructura triangular superior.</text:span></text:p>
      <text:p text:style-name="P4"><text:span text:style-name="T1">El elemento </text:span><text:span text:style-name="T3">b</text:span><text:span text:style-name="T5">ii</text:span><text:span text:style-name="T1"> debe tener un valor que se debe considerar nulo.</text:span></text:p>
      <text:p text:style-name="P4"><text:span text:style-name="T1">Los índices posicionales </text:span><text:span text:style-name="T3">inf</text:span><text:span text:style-name="T1"> y </text:span><text:span text:style-name="T3">sup</text:span><text:span text:style-name="T1"> deben cumplir la </text:span><text:soft-page-break/><text:span text:style-name="T1">condición:</text:span></text:p>
      <text:p text:style-name="P5"><text:span text:style-name="T1">0 &lt;= </text:span><text:span text:style-name="T3">inf</text:span><text:span text:style-name="T1"> &lt; </text:span><text:span text:style-name="T3">sup</text:span><text:span text:style-name="T1"> &lt;= dimensión</text:span></text:p>
      <text:p text:style-name="P2">Parámetros:</text:p>
      <text:p text:style-name="P3"><text:span text:style-name="T1">%1: Matriz Hessemberg superior </text:span><text:span text:style-name="T2">A</text:span><text:span text:style-name="T1">.</text:span></text:p>
      <text:p text:style-name="P3"><text:span text:style-name="T1">%2: Matriz triangular superior </text:span><text:span text:style-name="T2">B</text:span><text:span text:style-name="T1">.</text:span></text:p>
      <text:p text:style-name="P3"><text:span text:style-name="T1">%3: Índice </text:span><text:span text:style-name="T3">i</text:span><text:span text:style-name="T1"> que señala el elemento de la matriz </text:span><text:span text:style-name="T2">B</text:span><text:span text:style-name="T1"> que se considera nulo.</text:span></text:p>
      <text:p text:style-name="P2">%4: Valor eps.</text:p>
      <text:p text:style-name="P3"><text:span text:style-name="T1">%5: Valor eps*║</text:span><text:span text:style-name="T2">A</text:span><text:span text:style-name="T1">║</text:span><text:span text:style-name="T4">máx</text:span><text:span text:style-name="T1">.</text:span></text:p>
      <text:p text:style-name="P3"><text:span text:style-name="T1">%6: Valor eps*║</text:span><text:span text:style-name="T2">B</text:span><text:span text:style-name="T1">║</text:span><text:span text:style-name="T4">máx</text:span><text:span text:style-name="T1">.</text:span></text:p>
      <text:p text:style-name="P3"><text:span text:style-name="T1">%7: Límite posicional </text:span><text:span text:style-name="T3">inf</text:span><text:span text:style-name="T1">.</text:span></text:p>
      <text:p text:style-name="P3"><text:span text:style-name="T1">%8: Límite posicional </text:span><text:span text:style-name="T3">sup</text:span><text:span text:style-name="T1">.</text:span></text:p>
      <text:p text:style-name="P2">*/</text:p>
      <text:p text:style-name="P3"><text:span text:style-name="T1">/*Post: Realiza la misma acción que el procedimiento QZdeflacción pero sin acumular las matrices </text:span><text:span text:style-name="T2">Q</text:span><text:span text:style-name="T1"> y </text:span><text:span text:style-name="T2">Z</text:span><text:span text:style-name="T1">.</text:span></text:p>
      <text:p text:style-name="P2">*/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5" meta:paragraph-count="139" meta:word-count="1034" meta:character-count="6323" meta:non-whitespace-character-count="5330"/>
  </office:meta>
</office:document-meta>
</file>